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6mm"/>
    </style:style>
    <style:style style:name="co2" style:family="table-column">
      <style:table-column-properties fo:break-before="auto" style:column-width="118.43mm"/>
    </style:style>
    <style:style style:name="co3" style:family="table-column">
      <style:table-column-properties fo:break-before="auto" style:column-width="123.68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ge</text:p>
          </table:table-cell>
          <table:table-cell office:value-type="string" calcext:value-type="string">
            <text:p>Antworten</text:p>
          </table:table-cell>
          <table:table-cell office:value-type="string" calcext:value-type="string">
            <text:p>Tierarten und Eigenschaften: HUND, KATZE, VOGEL, FISCH, REPTIL, HAMSTER, KANINCHEN, MEERSCHWEINCHEN, MAUS, JUNG, KLEIN, MITTELGROSS, GROSS, TEUER, MITTELTEUER, PREISWERT, PFLEGEBEDUERFTIG, GAR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rart/Eigenschaft Ausschließen:</text:p>
          </table:table-cell>
          <table:table-cell/>
        </table:table-row>
        <table:table-row table:style-name="ro2">
          <table:table-cell office:value-type="string" calcext:value-type="string">
            <text:p>Wieviele Quadratmeter stehen ungefähr für die Tierhaltung zur Verfügu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niger als 35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5 bis 55</text:p>
          </table:table-cell>
          <table:table-cell office:value-type="string" calcext:value-type="string">
            <text:p>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hr als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n das Tier auch im Garten gehalten werde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GARTEN</text:p>
          </table:table-cell>
          <table:table-cell/>
        </table:table-row>
        <table:table-row table:style-name="ro1">
          <table:table-cell office:value-type="string" calcext:value-type="string">
            <text:p>In welcher Umgebung wird das Tier gehalte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 / Dor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hngebiet ohne Hauptstraße in direkter Umgeb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 einer Hauptstraße oder in Stadtkern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string" calcext:value-type="string">
            <text:p>Wieviele Stunden hast du durchschnittlich täglich Zeit für das Ti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 zu 1</text:p>
          </table:table-cell>
          <table:table-cell office:value-type="string" calcext:value-type="string">
            <text:p>PFLEGEBEDUERFTIG, HUND, KATZE, VOGEL, GROSS, MITTEL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bis 4</text:p>
          </table:table-cell>
          <table:table-cell office:value-type="string" calcext:value-type="string">
            <text:p>PFLEGEBEDUERFTIG, HUND, VO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bis 8</text:p>
          </table:table-cell>
          <table:table-cell office:value-type="string" calcext:value-type="string">
            <text:p>PFLEGEBEDUERFT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 ganzen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hoch sollten ungefähr die monatlichen Kosten sein? (Ohne Grundausstattu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PFLEGEBEDUERFTIG, HUND, VOGEL, KANINC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hoch sollten ungefähr die monatlichen Kosten sein? (Ohne Grundausstattu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 bis 30 €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 bis 60 €</text:p>
          </table:table-cell>
          <table:table-cell office:value-type="string" calcext:value-type="string">
            <text:p>HUND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 bis 8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ierst du dich für eine bestimmte Tierart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ine bestimm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nd</text:p>
          </table:table-cell>
          <table:table-cell office:value-type="string" calcext:value-type="string">
            <text:p>CAT, BIRD, FISH, REPTILE, HAMSTER, BUNNY, GUINEA_PIG, M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ze</text:p>
          </table:table-cell>
          <table:table-cell office:value-type="string" calcext:value-type="string">
            <text:p>DOG, BIRD, FISH, REPTILE, HAMSTER, BUNNY, GUINEA_PIG, M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gel</text:p>
          </table:table-cell>
          <table:table-cell office:value-type="string" calcext:value-type="string">
            <text:p>DOG, CAT, FISH, REPTILE, HAMSTER, BUNNY, GUINEA_PIG, M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ch</text:p>
          </table:table-cell>
          <table:table-cell office:value-type="string" calcext:value-type="string">
            <text:p>DOG, CAT, BIRD, REPTILE, HAMSTER, BUNNY, GUINEA_PIG, M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til / Spinne</text:p>
          </table:table-cell>
          <table:table-cell office:value-type="string" calcext:value-type="string">
            <text:p>DOG, CAT, BIRD, FISH, HAMSTER, BUNNY, GUINEA_PIG, M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eintiere (Hamster, Kaninchen, Meerschweinchen, Mäuse, u.ä.)</text:p>
          </table:table-cell>
          <table:table-cell office:value-type="string" calcext:value-type="string">
            <text:p>DOG, CAT, BIRD, FISH, REPTILE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.00.0000</text:date>, <text:time style:data-style-name="N2" text:time-value="15:28:25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5S</meta:editing-duration>
    <meta:editing-cycles>12</meta:editing-cycles>
    <meta:generator>LibreOffice/5.1.0.3$Windows_X86_64 LibreOffice_project/5e3e00a007d9b3b6efb6797a8b8e57b51ab1f737</meta:generator>
    <dc:date>2017-06-13T16:20:10.548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